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" manifest:full-path="Pictures/2000000F0000035200000378E6483A1F.svm"/>
  <manifest:file-entry manifest:media-type="" manifest:full-path="Pictures/2000000F00000385000003780DECF608.svm"/>
  <manifest:file-entry manifest:media-type="" manifest:full-path="Pictures/2000000F000003AB00000378662F2AB5.svm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7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6.304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4" style:family="graphic" style:parent-style-name="standard">
      <style:graphic-properties draw:stroke="none" draw:fill="solid" draw:fill-color="#ffffff" fo:min-height="0.557cm"/>
    </style:style>
    <style:style style:name="gr15" style:family="graphic" style:parent-style-name="standard">
      <style:graphic-properties draw:stroke="none" draw:fill="solid" draw:fill-color="#ffcc99" draw:opacity="50%" draw:textarea-horizontal-align="center" draw:textarea-vertical-align="middle" draw:shadow-opacity="50%"/>
    </style:style>
    <style:style style:name="gr16" style:family="graphic" style:parent-style-name="standard">
      <style:graphic-properties draw:stroke="none" draw:fill="solid" draw:fill-color="#1a1a1a" draw:textarea-horizontal-align="center" draw:textarea-vertical-align="middle" fo:min-height="0.557cm" draw:shadow="hidden"/>
    </style:style>
    <style:style style:name="gr17" style:family="graphic" style:parent-style-name="standard">
      <style:graphic-properties draw:stroke="none" draw:fill="solid" draw:fill-color="#ff6633" draw:opacity="60%" draw:textarea-horizontal-align="center" draw:textarea-vertical-align="middle" draw:shadow-opacity="60%"/>
    </style:style>
    <style:style style:name="gr18" style:family="graphic" style:parent-style-name="standard">
      <style:graphic-properties draw:stroke="none" draw:fill-color="#ffffff" draw:textarea-horizontal-align="center" draw:textarea-vertical-align="middle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22" style:family="graphic" style:parent-style-name="standard">
      <style:graphic-properties draw:stroke="solid" svg:stroke-width="0.05cm" draw:marker-start-width="0.375cm" draw:marker-end-width="0.375cm" draw:fill="solid" draw:fill-color="#ff6633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23" style:family="graphic" style:parent-style-name="standard">
      <style:graphic-properties draw:stroke="solid" svg:stroke-width="0.05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4" style:family="graphic" style:parent-style-name="standard">
      <style:graphic-properties svg:stroke-width="0.05cm" draw:marker-start-width="0.375cm" draw:marker-end-width="0.375cm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solid" draw:fill-color="#1a1a1a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27" style:family="graphic" style:parent-style-name="standard">
      <style:graphic-properties draw:stroke="none" draw:fill="solid" draw:fill-color="#1a1a1a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28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31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32" style:family="graphic" style:parent-style-name="standard">
      <style:graphic-properties draw:textarea-horizontal-align="center" draw:textarea-vertical-align="middle" style:protect="position size"/>
    </style:style>
    <style:style style:name="gr33" style:family="graphic" style:parent-style-name="objectwithoutfill">
      <style:graphic-properties draw:fill="none" draw:textarea-horizontal-align="center" draw:textarea-vertical-align="middle" style:protect="position size"/>
    </style:style>
    <style:style style:name="gr34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35" style:family="graphic" style:parent-style-name="standard">
      <style:graphic-properties draw:stroke="none" draw:fill="none" fo:min-height="0.706cm"/>
    </style:style>
    <style:style style:name="gr36" style:family="graphic" style:parent-style-name="standard">
      <style:graphic-properties draw:stroke="none" draw:fill="none" fo:min-height="0.94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OpenSymbol" style:font-pitch="variable" style:font-charset="x-symbol"/>
    </style:style>
    <style:style style:name="P4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2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22pt" style:font-family-complex="'Liberation Serif'" style:font-family-generic-complex="roman" style:font-size-complex="22pt" style:text-scale="100%" style:text-overline-style="none" style:text-overline-color="font-color"/>
    </style:style>
    <style:style style:name="P5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2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22pt" style:font-family-complex="'Liberation Serif'" style:font-family-generic-complex="roman" style:font-size-complex="22pt" style:text-scale="100%" style:text-overline-style="none" style:text-overline-color="font-color"/>
    </style:style>
    <style:style style:name="P6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13.1999998092651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3.1999998092651pt" style:font-family-complex="'Liberation Serif'" style:font-family-generic-complex="roman" style:font-size-complex="13.1999998092651pt" style:text-scale="100%" style:text-overline-style="none" style:text-overline-color="font-color"/>
    </style:style>
    <style:style style:name="P7" style:family="paragraph">
      <style:paragraph-properties fo:text-align="center"/>
      <style:text-properties style:use-window-font-color="true" style:text-outline="false" style:text-line-through-style="none" fo:font-family="OpenSymbol" fo:font-size="2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22pt" style:font-family-complex="OpenSymbol" style:font-size-complex="22pt" style:text-scale="100%" style:text-overline-style="none" style:text-overline-color="font-colo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VL Gothic'" style:font-family-generic="swiss" style:font-pitch="variable" fo:font-weight="normal" style:font-weight-asian="normal" style:font-weight-complex="normal"/>
    </style:style>
    <style:style style:name="T5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font-family="StarSymbol" style:font-pitch="variable" style:font-charset="x-symbol" fo:font-size="14pt" style:font-size-asian="14pt" style:font-size-complex="14pt"/>
    </style:style>
    <style:style style:name="T7" style:family="text">
      <style:text-properties fo:font-family="StarSymbol" style:font-style-name="Regular" style:font-charset="x-symbol" fo:font-size="14pt" fo:font-weight="bold" style:font-family-asian="StarBats" style:font-style-name-asian="Regular" style:font-charset-asian="x-symbol" style:font-size-asian="14pt" style:font-weight-asian="bold" style:font-family-complex="StarBats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17cm" svg:height="7.175cm" svg:x="20.678cm" svg:y="8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64cm" svg:x="20.678cm" svg:y="15.968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Pyramide" svg:width="8.298cm" svg:height="15.674cm" svg:x="2.019cm" svg:y="2.591cm" svg:viewBox="0 0 8299 15675" draw:points="4172,15675 0,11642 8299,0">
          <text:p/>
        </draw:polygon>
        <draw:polygon draw:style-name="gr6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7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custom-shape draw:style-name="gr1" draw:text-style-name="P1" draw:layer="layout" svg:width="6.917cm" svg:height="7.857cm" svg:x="20.679cm" svg:y="0.26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994cm" svg:height="7.466cm" svg:x="20.63cm" svg:y="0.429cm">
          <draw:text-box>
            <text:p><text:span text:style-name="T1">Gerade Pyramide mit quadratischem Grundriss</text:span></text:p>
            <text:p><text:span text:style-name="T1"/></text:p>
            <text:p><text:span text:style-name="T1">Ermittlung und Darstellung des Winkels am Grat der Pyramide</text:span></text:p>
            <text:p><text:span text:style-name="T1"/></text:p>
            <text:p><text:span text:style-name="T1">durch Kanten- und Seiten-fläche aufgespannter Winkel;</text:span></text:p>
            <text:p><text:span text:style-name="T1">Ebene rechtwinklig zum Grat</text:span></text:p>
            <text:p><text:span text:style-name="T1"/></text:p>
            <text:p><text:span text:style-name="T1">Veranschaulichung der Lage (der Ebene) des Winkels</text:span></text:p>
          </draw:text-box>
        </draw:frame>
        <draw:frame draw:style-name="gr9" draw:layer="layout" svg:width="6.804cm" svg:height="1.823cm" svg:x="20.727cm" svg:y="16.162cm">
          <draw:text-box>
            <text:p>gegeben sind Höhe <text:span text:style-name="T2">h</text:span></text:p>
            <text:p><text:span text:style-name="T3">und Kantenlänge</text:span><text:span text:style-name="T4"> </text:span><text:span text:style-name="T5">a</text:span></text:p>
          </draw:text-box>
        </draw:frame>
        <draw:frame draw:style-name="gr10" draw:layer="layout" svg:width="1.999cm" svg:height="0.999cm" svg:x="17.585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ircle draw:style-name="gr11" draw:text-style-name="P1" draw:layer="layout" svg:width="1.222cm" svg:height="1.221cm" svg:x="10.905cm" svg:y="8.186cm">
            <text:p/>
          </draw:circle>
          <draw:line draw:style-name="gr12" draw:text-style-name="P3" draw:layer="layout" svg:x1="11.527cm" svg:y1="8.913cm" svg:x2="10.422cm" svg:y2="10.404cm">
            <text:p/>
          </draw:line>
          <draw:path draw:style-name="gr13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g>
            <draw:line draw:style-name="gr12" draw:text-style-name="P3" draw:layer="layout" svg:x1="15.739cm" svg:y1="18.121cm" svg:x2="14.875cm" svg:y2="16.969cm">
              <text:p/>
            </draw:line>
            <draw:circle draw:style-name="gr11" draw:text-style-name="P1" draw:layer="layout" svg:width="1.222cm" svg:height="1.221cm" svg:x="15.225cm" svg:y="17.611cm">
              <text:p/>
            </draw:circle>
          </draw:g>
          <draw:path draw:style-name="gr13" draw:text-style-name="P1" draw:layer="layout" svg:width="0.335cm" svg:height="0.373cm" svg:x="15.666cm" svg:y="18.0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71 45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line draw:style-name="gr12" draw:text-style-name="P3" draw:layer="layout" svg:x1="5.092cm" svg:y1="9.954cm" svg:x2="6.343cm" svg:y2="11.099cm">
            <text:p/>
          </draw:line>
          <draw:frame draw:style-name="gr14" draw:layer="layout" svg:width="3.233cm" svg:height="0.807cm" svg:x="2.544cm" svg:y="9.516cm">
            <draw:text-box>
              <text:p><text:span text:style-name="T1">Seitenfläche</text:span></text:p>
            </draw:text-box>
          </draw:frame>
        </draw:g>
        <draw:g>
          <draw:line draw:style-name="gr12" draw:text-style-name="P3" draw:layer="layout" svg:x1="9.689cm" svg:y1="17.59cm" svg:x2="9.797cm" svg:y2="16.303cm">
            <text:p/>
          </draw:line>
          <draw:frame draw:style-name="gr14" draw:layer="layout" svg:width="3.478cm" svg:height="1.361cm" svg:x="7.928cm" svg:y="17.39cm">
            <draw:text-box>
              <text:p><text:span text:style-name="T1">quadratische Grundfläche</text:span></text:p>
            </draw:text-box>
          </draw:frame>
        </draw:g>
        <draw:g>
          <draw:line draw:style-name="gr12" draw:text-style-name="P3" draw:layer="layout" svg:x1="6.9cm" svg:y1="5.328cm" svg:x2="7.258cm" svg:y2="6.722cm">
            <text:p/>
          </draw:line>
          <draw:frame draw:style-name="gr14" draw:layer="layout" svg:width="1.51cm" svg:height="0.807cm" svg:x="6.07cm" svg:y="4.756cm">
            <draw:text-box>
              <text:p><text:span text:style-name="T1">Grat</text:span></text:p>
            </draw:text-box>
          </draw:frame>
        </draw:g>
        <draw:g>
          <draw:frame draw:style-name="gr10" draw:layer="layout" svg:width="1.999cm" svg:height="0.999cm" svg:x="20.326cm" svg:y="13.95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polygon draw:style-name="gr2" draw:text-style-name="P1" draw:layer="layout" svg:width="4.559cm" svg:height="4.761cm" svg:x="21.007cm" svg:y="8.788cm" svg:viewBox="0 0 4560 4762" draw:points="4560,4243 0,4762 3395,0">
            <text:p/>
          </draw:polygon>
          <draw:polygon draw:style-name="gr3" draw:text-style-name="P1" draw:layer="layout" svg:width="6.589cm" svg:height="2.168cm" svg:x="21.007cm" svg:y="13.031cm" svg:viewBox="0 0 6590 2169" draw:points="6590,1398 1705,2169 0,519 4560,0 6590,978">
            <text:p/>
          </draw:polygon>
          <draw:line draw:style-name="gr4" draw:text-style-name="P1" draw:layer="layout" svg:x1="24.402cm" svg:y1="13.913cm" svg:x2="22.714cm" svg:y2="15.2cm">
            <text:p/>
          </draw:line>
          <draw:polygon draw:style-name="gr5" draw:text-style-name="P1" draw:layer="layout" svg:width="3.394cm" svg:height="5.124cm" svg:x="21.007cm" svg:y="8.788cm" svg:viewBox="0 0 3395 5125" draw:points="3395,5125 0,4762 3395,0">
            <text:p/>
          </draw:polygon>
          <draw:polygon draw:style-name="gr6" draw:text-style-name="P1" draw:layer="layout" svg:width="1.151cm" svg:height="5.123cm" svg:x="24.402cm" svg:y="8.788cm" svg:viewBox="0 0 1152 5124" draw:points="0,5124 1152,4243 0,0">
            <text:p/>
          </draw:polygon>
          <draw:polygon draw:style-name="gr15" draw:text-style-name="P1" draw:layer="layout" svg:width="1.164cm" svg:height="5.124cm" svg:x="24.402cm" svg:y="8.788cm" svg:viewBox="0 0 1165 5125" draw:points="1165,4243 0,5125 0,0">
            <text:p/>
          </draw:polygon>
          <draw:line draw:style-name="gr4" draw:text-style-name="P1" draw:layer="layout" svg:x1="24.402cm" svg:y1="13.913cm" svg:x2="24.402cm" svg:y2="8.788cm">
            <text:p/>
          </draw:line>
          <draw:g>
            <draw:g>
              <draw:path draw:style-name="gr14" draw:layer="layout" svg:width="3.505cm" svg:height="0.806cm" svg:x="20.02cm" svg:y="10.889cm" svg:viewBox="0 0 3506 807" svg:d="m0 807c0-269 0-538 0-807 1169 0 2337 0 3506 0 0 269 0 538 0 807-1169 0-2337 0-3506 0z">
                <text:p/>
              </draw:path>
              <draw:path draw:style-name="gr16" draw:text-style-name="P1" draw:layer="layout" svg:width="0.282cm" svg:height="0.339cm" svg:x="20.311cm" svg:y="11.123cm" svg:viewBox="0 0 283 340" svg:d="m226 340c-45-55-90-109-136-164-14 11-29 23-44 34 0 43 0 87 0 130-15 0-31 0-46 0 0-113 0-227 0-340 15 0 31 0 46 0 0 57 0 114 0 170 55-56 109-113 164-170 18 0 36 0 54 0-48 49-96 98-145 148 55 64 110 128 164 192-19 0-38 0-57 0z">
                <text:p/>
              </draw:path>
              <draw:path draw:style-name="gr16" draw:text-style-name="P1" draw:layer="layout" svg:width="0.253cm" svg:height="0.27cm" svg:x="20.621cm" svg:y="11.197cm" svg:viewBox="0 0 254 271" svg:d="m79 271c-26 0-46-7-59-21-13-14-20-33-20-57 0-17 3-32 10-43s15-19 25-26c11-6 23-10 36-13 14-2 28-3 42-3h58v-15c0-11-1-20-3-28-2-7-6-14-10-18-5-5-11-8-18-11-7-2-15-3-25-3-8 0-16 1-22 2-7 1-13 3-18 6s-9 8-12 13c-3 6-5 12-6 21l-45-4c1-11 4-20 9-29 4-8 11-16 19-22s19-11 31-15c13-3 28-5 45-5 33 0 58 8 74 23 17 15 25 36 25 65v112c0 13 2 23 5 29 4 7 10 10 20 10 2 0 4 0 7 0 2-1 5-1 7-1v26c-6 2-11 3-17 3-5 1-11 1-17 1-8 0-15-1-21-3-6-2-11-5-14-10s-7-10-9-16c-2-7-3-14-3-23h-2c-4 9-10 16-15 23s-12 12-19 17-16 9-26 11c-9 3-20 4-32 4zm10-33c14 0 26-2 36-7 10-5 19-12 26-19s12-17 15-26c4-9 5-18 5-27v-21h-47c-11 0-21 1-31 2-9 1-17 4-25 8s-13 10-17 17c-4 7-6 17-6 29 0 14 3 25 11 33s19 11 33 11z">
                <text:p/>
              </draw:path>
              <draw:path draw:style-name="gr16" draw:text-style-name="P1" draw:layer="layout" svg:width="0.209cm" svg:height="0.265cm" svg:x="20.908cm" svg:y="11.197cm" svg:viewBox="0 0 210 266" svg:d="m166 266v-166c0-12-1-23-3-31-1-9-4-16-9-21-4-5-9-9-16-11s-15-3-26-3c-10 0-19 1-27 5-9 4-16 9-22 16-6 7-10 15-13 25-4 10-5 22-5 35v151h-44v-205c0-6 0-12 0-18s0-11 0-17c0-5 0-10-1-14 0-4 0-6 0-7h41c0 1 0 3 0 6 1 4 1 8 1 13 0 4 1 9 1 14s0 8 0 11h1c4-7 8-14 13-20s11-11 18-16 14-7 22-9 19-4 30-4c15 0 27 2 37 5s20 9 26 17c7 7 12 17 15 28s5 26 5 42v174z">
                <text:p/>
              </draw:path>
              <draw:path draw:style-name="gr16" draw:text-style-name="P1" draw:layer="layout" svg:width="0.125cm" svg:height="0.323cm" svg:x="21.158cm" svg:y="11.144cm" svg:viewBox="0 0 126 324" svg:d="m126 318c-6 1-13 3-20 4-7 1-15 1-24 2-34-1-52-20-52-60v-174h-30v-31h32l13-59h29v59h48v31h-48v165c0 13 2 21 6 26 4 5 11 8 21 8 4 0 8 0 12-1 4-1 8-1 13-2z">
                <text:p/>
              </draw:path>
              <draw:path draw:style-name="gr16" draw:text-style-name="P1" draw:layer="layout" svg:width="0.231cm" svg:height="0.27cm" svg:x="21.311cm" svg:y="11.197cm" svg:viewBox="0 0 232 271" svg:d="m46 145c0 14 1 26 4 38s7 21 13 29c6 9 13 15 22 20s21 6 33 6c19 0 34-3 46-11 11-7 19-17 23-29l38 11c-3 8-7 15-12 22-5 7-11 14-19 20-9 6-19 11-31 14-12 4-27 6-45 6-38 0-68-12-88-35-20-23-30-57-30-102 0-25 3-45 9-62s15-31 25-42c11-10 23-18 37-23 15-5 30-7 46-7 22 0 40 4 55 11 14 7 26 17 35 29s15 27 19 44c4 17 6 36 6 55v6zm-45-33c-2-28-9-48-21-61s-28-19-50-19c-7 0-15 1-23 4s-15 6-22 12c-7 6-12 14-17 25-5 10-7 23-8 39z">
                <text:p/>
              </draw:path>
              <draw:path draw:style-name="gr16" draw:text-style-name="P1" draw:layer="layout" svg:width="0.209cm" svg:height="0.265cm" svg:x="21.598cm" svg:y="11.197cm" svg:viewBox="0 0 210 266" svg:d="m166 266v-166c0-12-1-23-3-31-1-9-4-16-9-21-4-5-9-9-16-11s-15-3-26-3c-10 0-19 1-27 5-9 4-16 9-22 16-6 7-10 15-13 25-4 10-5 22-5 35v151h-44v-205c0-6 0-12 0-18s0-11 0-17c0-5 0-10-1-14 0-4 0-6 0-7h41c0 1 0 3 0 6 1 4 1 8 1 13 0 4 1 9 1 14s0 8 0 11h1c4-7 8-14 13-20s11-11 18-16 14-7 22-9 19-4 30-4c15 0 27 2 37 5s20 9 26 17c7 7 12 17 15 28s5 26 5 42v174z">
                <text:p/>
              </draw:path>
              <draw:path draw:style-name="gr16" draw:text-style-name="P1" draw:layer="layout" svg:width="0.13cm" svg:height="0.357cm" svg:x="21.848cm" svg:y="11.105cm" svg:viewBox="0 0 131 358" svg:d="m80 128v230h-43v-230h-37v-32h37v-29c0-9 1-18 2-26s5-16 10-22c5-6 11-10 20-14s18-5 31-5c5 0 11 0 16 1s11 1 15 2v33c-3-1-6-1-10-1-3-1-6-1-9-1-7 0-12 1-16 3s-7 4-10 7c-2 4-4 8-5 12s-1 11-1 17v23h51v32z">
                <text:p/>
              </draw:path>
              <draw:path draw:style-name="gr16" draw:text-style-name="P1" draw:layer="layout" svg:width="0.042cm" svg:height="0.357cm" svg:x="22.013cm" svg:y="11.105cm" svg:viewBox="0 0 43 358" svg:d="m0 358c0-119 0-239 0-358 14 0 29 0 43 0 0 119 0 239 0 358-14 0-29 0-43 0z">
                <text:p/>
              </draw:path>
              <draw:path draw:style-name="gr16" draw:text-style-name="P1" draw:layer="layout" svg:width="0.253cm" svg:height="0.342cm" svg:x="22.111cm" svg:y="11.125cm" svg:viewBox="0 0 254 343" svg:d="m79 343c-26 0-46-7-59-20-13-14-20-33-20-58 0-17 3-31 10-42s15-20 25-26c11-7 23-11 36-13 14-3 28-4 42-4h58v-14c0-11-1-21-3-28-2-8-6-14-10-19-5-5-11-8-18-10-7-2-15-4-25-4-8 0-16 1-22 2-7 2-13 4-18 7s-9 7-12 13c-3 5-5 12-6 20l-45-4c1-10 4-20 9-28 4-9 11-16 19-23s19-11 31-14c13-4 28-6 45-6 33 0 58 8 74 23 17 15 25 37 25 65v113c0 12 2 22 5 29 4 6 10 9 20 9 2 0 4 0 7 0 2 0 5-1 7-1v27c-6 1-11 2-17 3-5 0-11 1-17 1-8 0-15-1-21-4-6-2-11-5-14-9s-7-10-9-17c-2-6-3-14-3-22h-2c-4 8-10 16-15 22s-12 13-19 18-16 8-26 11c-9 2-20 3-32 3zm10-32c14 0 26-3 36-8 10-5 19-11 26-19s12-16 15-26c4-9 5-18 5-26v-22h-47c-11 0-21 1-31 2-9 2-17 5-25 9s-13 9-17 17c-4 7-6 16-6 28 0 14 3 25 11 33s19 12 33 12zm53-267v-44h39v44zm-134 0v-44h39v44z">
                <text:p/>
              </draw:path>
              <draw:path draw:style-name="gr16" draw:text-style-name="P1" draw:layer="layout" svg:width="0.212cm" svg:height="0.27cm" svg:x="22.387cm" svg:y="11.197cm" svg:viewBox="0 0 213 271" svg:d="m45 134c0 15 1 29 4 42s5 23 11 32 12 16 20 21c8 5 19 8 31 8 16 0 29-4 39-12 10-9 17-21 19-38h44c-1 11-5 22-9 32s-12 19-20 26-18 14-30 19c-12 5-26 7-42 7-20 0-37-3-52-10-14-7-26-17-35-29-8-12-15-26-19-43-4-16-6-34-6-54 0-17 1-33 4-46 3-14 7-25 13-35 5-11 11-19 18-26s15-12 23-16 17-7 26-9c9-2 19-3 28-3 15 0 28 2 39 6s21 10 30 17c8 7 15 15 20 24s8 20 11 31l-45 3c-2-14-8-26-17-34-9-9-22-13-39-13-13 0-23 2-31 6s-15 11-20 19-9 19-11 31-4 27-4 44z">
                <text:p/>
              </draw:path>
              <draw:path draw:style-name="gr16" draw:text-style-name="P1" draw:layer="layout" svg:width="0.207cm" svg:height="0.357cm" svg:x="22.649cm" svg:y="11.105cm" svg:viewBox="0 0 208 358" svg:d="m42 142c5-9 10-17 16-23s12-11 18-15c7-4 15-7 23-9 8-2 17-3 27-3 16 0 30 2 41 7 11 4 19 11 25 19 6 8 11 18 13 29 2 11 3 24 3 37v174h-43v-166c0-11-1-20-2-29s-4-15-8-21c-4-5-9-9-17-12-7-3-16-4-27-4-10 0-20 1-28 5s-15 9-21 16c-6 7-11 15-14 24-3 10-5 21-5 33v154h-43v-358h43v93c0 5 0 11 0 16 0 5 0 10 0 15s-1 8-1 11c0 3 0 5-1 7z">
                <text:p/>
              </draw:path>
              <draw:path draw:style-name="gr16" draw:text-style-name="P1" draw:layer="layout" svg:width="0.231cm" svg:height="0.27cm" svg:x="22.911cm" svg:y="11.197cm" svg:viewBox="0 0 232 271" svg:d="m46 145c0 14 1 26 4 38s7 21 13 29c6 9 13 15 22 20s21 6 33 6c19 0 34-3 46-11 11-7 19-17 23-29l38 11c-3 8-7 15-12 22-5 7-11 14-19 20-9 6-19 11-31 14-12 4-27 6-45 6-38 0-68-12-88-35-20-23-30-57-30-102 0-25 3-45 9-62s15-31 25-42c11-10 23-18 37-23 15-5 30-7 46-7 22 0 40 4 55 11 14 7 26 17 35 29s15 27 19 44c4 17 6 36 6 55v6zm-45-33c-2-28-9-48-21-61s-28-19-50-19c-7 0-15 1-23 4s-15 6-22 12c-7 6-12 14-17 25-5 10-7 23-8 39z">
                <text:p/>
              </draw:path>
            </draw:g>
          </draw:g>
          <draw:line draw:style-name="gr12" draw:text-style-name="P3" draw:layer="layout" svg:x1="22.365cm" svg:y1="11.461cm" svg:x2="23.024cm" svg:y2="12.547cm">
            <text:p/>
          </draw:line>
          <draw:line draw:style-name="gr4" draw:text-style-name="P1" draw:layer="layout" svg:x1="24.402cm" svg:y1="13.913cm" svg:x2="27.585cm" svg:y2="14.262cm">
            <text:p/>
          </draw:line>
        </draw:g>
      </draw:page>
      <draw:page draw:name="page2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line draw:style-name="gr4" draw:text-style-name="P3" draw:layer="Pyramide" svg:x1="4.03cm" svg:y1="16.141cm" svg:x2="10.319cm" svg:y2="15.119cm">
          <text:p/>
        </draw:line>
        <draw:polygon draw:style-name="gr17" draw:text-style-name="P1" draw:layer="Pyramide" svg:width="6.287cm" svg:height="13.549cm" svg:x="4.03cm" svg:y="2.591cm" svg:viewBox="0 0 6288 13550" draw:points="0,13550 6288,0 6288,12533">
          <text:p/>
        </draw:polygon>
        <draw:polygon draw:style-name="gr5" draw:text-style-name="P1" draw:layer="Pyramide" svg:width="8.298cm" svg:height="15.674cm" svg:x="2.019cm" svg:y="2.591cm" svg:viewBox="0 0 8299 15675" draw:points="4172,15675 0,11642 8299,0">
          <text:p/>
        </draw:polygon>
        <draw:g>
          <draw:polygon draw:style-name="gr18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19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0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polygon draw:style-name="gr6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7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line draw:style-name="gr12" draw:text-style-name="P3" draw:layer="layout" svg:x1="9.091cm" svg:y1="16.76cm" svg:x2="7.715cm" svg:y2="15.732cm">
            <text:p/>
          </draw:line>
          <draw:ellipse draw:style-name="gr11" draw:text-style-name="P1" draw:layer="layout" svg:width="1.756cm" svg:height="1.754cm" svg:x="8.213cm" svg:y="15.883cm">
            <text:p/>
          </draw:ellipse>
          <draw:path draw:style-name="gr21" draw:text-style-name="P1" draw:layer="layout" svg:width="0.498cm" svg:height="1.342cm" svg:x="8.841cm" svg:y="16.096cm" svg:viewBox="0 0 499 1343" svg:d="m0 615h499v-40h-499zm352-23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71 45c-5-3-9-6-14-8-4-2-8-4-13-6s-10-2-15-3-11-1-18-1c-21 0-40 6-57 19s-31 29-43 48c-12 20-21 42-28 67-6 25-9 49-9 73 0 16 2 30 5 41 4 11 8 21 14 28s12 12 20 16 15 5 23 5 17-2 25-5 17-7 25-12c7-5 15-10 23-16s14-13 21-20zm98 1069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2" draw:text-style-name="P3" draw:layer="layout" svg:x1="5.619cm" svg:y1="8.309cm" svg:x2="7.055cm" svg:y2="9.23cm">
            <text:p/>
          </draw:line>
          <draw:circle draw:style-name="gr11" draw:text-style-name="P1" draw:layer="layout" svg:width="1.222cm" svg:height="1.221cm" svg:x="5.07cm" svg:y="7.727cm">
            <text:p/>
          </draw:circle>
          <draw:path draw:style-name="gr13" draw:text-style-name="P1" draw:layer="layout" svg:width="0.61cm" svg:height="0.728cm" svg:x="5.369cm" svg:y="8.0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575 169 26 6-2 10h-64l6-35c-13 13-25 23-37 30-11 7-22 10-33 10-9 0-17-2-24-5-8-3-14-8-20-14-5-7-9-15-13-24s-4-21-4-33c0-13 1-26 4-39 3-12 7-24 13-35 5-11 11-21 19-30s16-17 26-24 19-12 30-15 23-6 35-6c10 0 19 1 28 2s16 4 24 8c0-1 1-1 2-2l1-1c1-1 1-1 2-1 2-1 3-3 5-4h12zm-42 27c-3-2-6-4-8-5-3-1-6-3-8-4-3 0-6-1-9-1-3-1-7-1-11-1-13 0-24 4-34 11s-19 18-26 30-13 25-17 40c-4 14-5 29-5 44 0 9 1 18 3 24s5 13 8 17 7 8 12 10c4 1 9 2 14 2s10 0 15-2 10-4 15-7c4-3 9-7 13-10s9-8 13-12z">
            <text:p/>
          </draw:path>
        </draw:g>
        <draw:custom-shape draw:style-name="gr1" draw:text-style-name="P1" draw:layer="layout" svg:width="6.917cm" svg:height="2.264cm" svg:x="20.677cm" svg:y="4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73cm" svg:x="20.676cm" svg:y="1.46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192cm" svg:height="1.944cm" svg:x="21.079cm" svg:y="4.9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4.63cm" svg:height="2.213cm" svg:x="21.956cm" svg:y="2.0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6.917cm" svg:height="9.136cm" svg:x="20.678cm" svg:y="7.534cm">
          <text:p/>
          <draw:enhanced-geometry svg:viewBox="0 0 21600 21600" draw:type="rectangle" draw:enhanced-path="M 0 0 L 21600 0 21600 21600 0 21600 0 0 Z N"/>
        </draw:custom-shape>
        <draw:polygon draw:style-name="gr22" draw:text-style-name="P1" draw:layer="layout" svg:width="3.212cm" svg:height="6.803cm" svg:x="22.354cm" svg:y="7.96cm" svg:viewBox="0 0 3213 6804" draw:points="0,6804 3188,0 3213,6804">
          <text:p/>
        </draw:polygon>
        <draw:path draw:style-name="gr23" draw:text-style-name="P1" draw:layer="layout" svg:width="0.817cm" svg:height="0.819cm" svg:x="22.341cm" svg:y="13.944cm" svg:viewBox="0 0 818 820" svg:d="m388 0c77 43 139 94 198 157 73 78 131 170 171 272 39 102 61 214 61 333 0 11 0 23 0 34-1 4-2 8-4 12-2 3-5 6-9 9s-8 3-12 3h-790c-1 0-2 0-3 0z">
          <text:p/>
        </draw:path>
        <draw:frame draw:style-name="gr20" draw:text-style-name="P1" draw:layer="layout" svg:width="0.9cm" svg:height="0.887cm" svg:x="22.375cm" svg:y="13.971cm">
          <draw:image xlink:href="Pictures/2000000F00000385000003780DECF608.svm" xlink:type="simple" xlink:show="embed" xlink:actuate="onLoad">
            <text:p/>
          </draw:image>
        </draw:frame>
        <draw:path draw:style-name="gr13" draw:text-style-name="P1" draw:layer="layout" svg:width="0.61cm" svg:height="0.728cm" svg:x="23.17cm" svg:y="10.524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575 169 26 6-2 10h-64l6-35c-13 13-25 23-37 30-11 7-22 10-33 10-9 0-17-2-24-5-8-3-14-8-20-14-5-7-9-15-13-24s-4-21-4-33c0-13 1-26 4-39 3-12 7-24 13-35 5-11 11-21 19-30s16-17 26-24 19-12 30-15 23-6 35-6c10 0 19 1 28 2s16 4 24 8c0-1 1-1 2-2l1-1c1-1 1-1 2-1 2-1 3-3 5-4h12zm-42 27c-3-2-6-4-8-5-3-1-6-3-8-4-3 0-6-1-9-1-3-1-7-1-11-1-13 0-24 4-34 11s-19 18-26 30-13 25-17 40c-4 14-5 29-5 44 0 9 1 18 3 24s5 13 8 17 7 8 12 10c4 1 9 2 14 2s10 0 15-2 10-4 15-7c4-3 9-7 13-10s9-8 13-12z">
          <text:p/>
        </draw:path>
        <draw:g>
          <draw:circle draw:style-name="gr11" draw:text-style-name="P1" draw:layer="layout" svg:width="1.222cm" svg:height="1.221cm" svg:x="10.905cm" svg:y="8.186cm">
            <text:p/>
          </draw:circle>
          <draw:line draw:style-name="gr12" draw:text-style-name="P3" draw:layer="layout" svg:x1="11.527cm" svg:y1="8.913cm" svg:x2="10.422cm" svg:y2="10.404cm">
            <text:p/>
          </draw:line>
          <draw:path draw:style-name="gr13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path draw:style-name="gr13" draw:text-style-name="P1" draw:layer="layout" svg:width="0.327cm" svg:height="0.538cm" svg:x="25.756cm" svg:y="11.2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<text:p/>
        </draw:path>
        <draw:g>
          <draw:path draw:style-name="gr24" draw:text-style-name="P1" draw:layer="layout" svg:width="0.789cm" svg:height="0.884cm" svg:x="24.777cm" svg:y="13.879cm" svg:viewBox="0 0 790 885" svg:d="m1 885c-1-11-1-22-1-33 0-462 338-821 790-852v885z">
            <text:p/>
          </draw:path>
          <draw:custom-shape draw:style-name="gr25" draw:text-style-name="P1" draw:layer="layout" svg:width="0.114cm" svg:height="0.114cm" svg:x="25.185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4" draw:layer="layout" svg:width="0.495cm" svg:height="1.343cm" svg:x="23.859cm" svg:y="15.109cm" svg:viewBox="0 0 496 1344" svg:d="m349 339 42 10-3 17h-107l11-59c-21 22-41 39-60 50-19 11-38 17-56 17-14 0-27-3-39-8-13-6-23-14-32-24-9-11-16-24-21-40-6-16-8-34-8-55 0-22 2-43 7-63 5-21 12-41 20-59s20-35 33-50c12-16 26-29 42-40 15-11 32-19 50-26s38-9 58-9c16 0 31 1 45 4s27 7 40 12c1-1 2-1 3-2 0 0 1-1 2-2s2-1 4-3c2-1 5-3 8-6h20zm-70 45c-5-3-9-6-13-8-5-2-9-4-14-6s-9-2-14-3c-6-1-11-1-18-1-21 0-40 6-57 19s-31 29-43 48c-11 20-20 42-27 67-6 25-9 49-9 73 0 16 2 30 5 41 4 11 8 21 14 28 6 7 12 12 19 16s16 5 24 5c8 0 16-2 24-5 9-3 17-7 24-12 8-5 16-10 23-16s15-13 21-20zm-297 342v-37h496v37zm-101 728h-308v-56c25-24 48-45 69-64s40-36 57-52 32-32 45-47c12-15 23-31 31-47 8-16 15-33 19-52s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3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polygon draw:style-name="gr17" draw:text-style-name="P1" draw:layer="Pyramide" svg:width="8.298cm" svg:height="13.549cm" svg:x="2.019cm" svg:y="2.591cm" svg:viewBox="0 0 8299 13550" draw:points="2011,13550 8299,0 0,11642">
          <text:p/>
        </draw:polygon>
        <draw:polygon draw:style-name="gr5" draw:text-style-name="P1" draw:layer="Pyramide" svg:width="8.298cm" svg:height="15.674cm" svg:x="2.019cm" svg:y="2.591cm" svg:viewBox="0 0 8299 15675" draw:points="4172,15675 0,11642 8299,0">
          <text:p/>
        </draw:polygon>
        <draw:polygon draw:style-name="gr6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7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polygon draw:style-name="gr18" draw:text-style-name="P1" draw:layer="layout" svg:width="0.864cm" svg:height="1.135cm" draw:transform="skewX (0.00157079632679489) rotate (0.602313124863243) translate (1.86095597207015cm 13.991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19" draw:text-style-name="P1" draw:layer="layout" svg:width="0.403cm" svg:height="1.287cm" draw:transform="rotate (0.234397718542838) translate (2.35487062892012cm 13.5752961891817cm)" svg:viewBox="0 0 404 1288" svg:d="m0 1288c786-629 182-1288 182-1288">
            <text:p/>
          </draw:path>
          <draw:frame draw:style-name="gr20" draw:text-style-name="P1" draw:layer="layout" svg:width="0.849cm" svg:height="0.887cm" draw:transform="rotate (-0.530580092606276) translate (2.41cm 13.58cm)">
            <draw:image xlink:href="Pictures/2000000F0000035200000378E6483A1F.svm" xlink:type="simple" xlink:show="embed" xlink:actuate="onLoad">
              <text:p/>
            </draw:image>
          </draw:frame>
        </draw:g>
        <draw:g>
          <draw:line draw:style-name="gr12" draw:text-style-name="P3" draw:layer="layout" svg:x1="1.501cm" svg:y1="16.374cm" svg:x2="2.877cm" svg:y2="15.346cm">
            <text:p/>
          </draw:line>
          <draw:ellipse draw:style-name="gr11" draw:text-style-name="P1" draw:layer="layout" svg:width="1.756cm" svg:height="1.754cm" svg:x="0.623cm" svg:y="15.497cm">
            <text:p/>
          </draw:ellipse>
          <draw:path draw:style-name="gr21" draw:text-style-name="P1" draw:layer="layout" svg:width="0.498cm" svg:height="1.342cm" svg:x="1.251cm" svg:y="15.71cm" svg:viewBox="0 0 499 1343" svg:d="m0 615h499v-40h-499zm352-23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71 45c-5-3-9-6-14-8-4-2-8-4-13-6s-10-2-15-3-11-1-18-1c-21 0-40 6-57 19s-31 29-43 48c-12 20-21 42-28 67-6 25-9 49-9 73 0 16 2 30 5 41 4 11 8 21 14 28s12 12 20 16 15 5 23 5 17-2 25-5 17-7 25-12c7-5 15-10 23-16s14-13 21-20zm98 1069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2" draw:text-style-name="P3" draw:layer="layout" svg:x1="8.787cm" svg:y1="8.408cm" svg:x2="7.351cm" svg:y2="9.329cm">
            <text:p/>
          </draw:line>
          <draw:circle draw:style-name="gr11" draw:text-style-name="P1" draw:layer="layout" svg:width="1.222cm" svg:height="1.221cm" svg:x="8.114cm" svg:y="7.826cm">
            <text:p/>
          </draw:circle>
          <draw:path draw:style-name="gr13" draw:text-style-name="P1" draw:layer="layout" svg:width="0.61cm" svg:height="0.728cm" svg:x="8.425cm" svg:y="8.1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575 169 26 6-2 10h-64l6-35c-13 13-25 23-37 30-11 7-22 10-33 10-9 0-17-2-24-5-8-3-14-8-20-14-5-7-9-15-13-24s-4-21-4-33c0-13 1-26 4-39 3-12 7-24 13-35 5-11 11-21 19-30s16-17 26-24 19-12 30-15 23-6 35-6c10 0 19 1 28 2s16 4 24 8c0-1 1-1 2-2l1-1c1-1 1-1 2-1 2-1 3-3 5-4h12zm-42 27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2" draw:text-style-name="P3" draw:layer="layout" svg:x1="7.925cm" svg:y1="4.085cm" svg:x2="8.231cm" svg:y2="5.489cm">
            <text:p/>
          </draw:line>
          <draw:circle draw:style-name="gr11" draw:text-style-name="P1" draw:layer="layout" svg:width="1.222cm" svg:height="1.221cm" svg:x="7.311cm" svg:y="3.408cm">
            <text:p/>
          </draw:circle>
          <draw:path draw:style-name="gr13" draw:text-style-name="P1" draw:layer="layout" svg:width="0.364cm" svg:height="0.504cm" svg:x="7.742cm" svg:y="3.8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custom-shape draw:style-name="gr1" draw:text-style-name="P1" draw:layer="layout" svg:width="6.917cm" svg:height="2.873cm" svg:x="20.677cm" svg:y="1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72cm" svg:x="20.678cm" svg:y="13.57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433cm" svg:height="2.213cm" svg:x="22.167cm" svg:y="10.7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3.09cm" svg:height="1.947cm" svg:x="21.165cm" svg:y="13.6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6.917cm" svg:height="9.136cm" svg:x="20.633cm" svg:y="0.781cm">
          <text:p/>
          <draw:enhanced-geometry svg:viewBox="0 0 21600 21600" draw:type="rectangle" draw:enhanced-path="M 0 0 L 21600 0 21600 21600 0 21600 0 0 Z N"/>
        </draw:custom-shape>
        <draw:polygon draw:style-name="gr22" draw:text-style-name="P1" draw:layer="layout" svg:width="3.212cm" svg:height="6.803cm" svg:x="22.309cm" svg:y="1.207cm" svg:viewBox="0 0 3213 6804" draw:points="0,6804 3188,0 3213,6804">
          <text:p/>
        </draw:polygon>
        <draw:path draw:style-name="gr23" draw:text-style-name="P1" draw:layer="layout" svg:width="0.962cm" svg:height="0.964cm" svg:x="22.296cm" svg:y="7.046cm" svg:viewBox="0 0 963 965" svg:d="m457 0c90 51 163 111 233 185 86 92 154 200 201 320 46 120 72 252 72 392 0 13 0 27 0 40-2 4-3 9-5 14-2 3-6 7-11 10s-9 4-14 4h-929c-2 0-3 0-4 0z">
          <text:p/>
        </draw:path>
        <draw:g>
          <draw:path draw:style-name="gr24" draw:text-style-name="P1" draw:layer="layout" svg:width="0.789cm" svg:height="0.884cm" svg:x="24.732cm" svg:y="7.126cm" svg:viewBox="0 0 790 885" svg:d="m1 885c-1-11-1-22-1-33 0-462 338-821 790-852v885z">
            <text:p/>
          </draw:path>
          <draw:custom-shape draw:style-name="gr25" draw:text-style-name="P1" draw:layer="layout" svg:width="0.114cm" svg:height="0.114cm" svg:x="25.14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5" draw:layer="layout" svg:width="0.36cm" svg:height="0.53cm" svg:x="22.885cm" svg:y="4.984cm" svg:viewBox="0 0 361 531" svg:d="m156 326c9 0 18-2 26-5 9-3 18-7 27-12 8-5 16-11 24-17 7-6 14-13 20-19l41-234c-6-1-11-3-16-4s-9-2-14-3-9-1-15-2c-5 0-11 0-18 0-20 0-38 5-55 17s-32 27-44 46c-13 19-22 42-29 67s-10 50-10 77c0 13 1 24 4 35 2 11 6 20 11 28 6 8 12 15 20 19s18 7 28 7zm92-21c-5 5-12 12-21 20-8 8-18 15-29 22s-22 14-34 19-24 7-36 7c-17 0-31-3-44-9s-23-15-32-26-15-24-20-40-6-33-6-51c0-23 2-44 7-65s12-41 21-59c10-18 21-35 34-50s27-28 43-39c15-11 32-19 50-25s37-9 57-9c9 0 18 0 29 1s22 2 33 4c11 1 22 3 33 5s20 4 28 6l-63 363c-5 27-12 51-21 70s-20 35-34 47-31 21-51 27c-19 5-42 8-67 8-14 0-27-1-39-3-13-1-25-4-36-6-11-3-21-6-29-9-9-3-16-6-21-9l7-87h17l13 48c9 9 21 16 35 22 15 6 32 8 53 8 18 0 34-2 47-8 12-5 23-13 31-22 9-9 15-20 20-32s8-25 10-39z">
          <text:p/>
        </draw:path>
        <draw:path draw:style-name="gr26" draw:text-style-name="P5" draw:layer="layout" svg:width="0.323cm" svg:height="0.538cm" svg:x="25.759cm" svg:y="4.623cm" svg:viewBox="0 0 324 539" svg:d="m89 26-44-9 3-17h108l-33 187c-1 5-3 12-4 19s-2 13-3 20-3 13-4 18-2 9-2 11c8-11 18-22 28-32s20-19 31-26c12-7 23-13 35-18s25-6 38-6c11 0 21 1 31 5 9 3 17 7 24 14 6 7 12 15 15 25 4 10 6 22 6 36 0 3-1 7-1 12-1 5-2 11-3 17s-2 13-3 19-2 12-3 18l-33 194 49 9-3 17h-112l38-221c1-5 2-11 3-17s2-12 3-18 1-11 2-16c0-5 0-9 0-12 0-11-3-20-9-27s-15-11-28-11c-11 0-21 2-32 7s-22 11-32 19-20 16-28 26c-9 10-16 20-22 30l-42 240h-62z">
          <text:p/>
        </draw:path>
        <draw:path draw:style-name="gr26" draw:text-style-name="P6" draw:layer="layout" svg:width="0.198cm" svg:height="0.221cm" svg:x="26.168cm" svg:y="5.129cm" svg:viewBox="0 0 199 222" svg:d="m164 201 25 6-2 10h-64l7-35c-13 13-25 23-37 30-11 6-22 10-33 10-8 0-16-2-24-5-7-3-13-8-19-14s-9-15-12-24-5-20-5-32c0-13 1-26 4-38s7-24 13-35c5-11 11-21 19-30s16-17 25-23c9-7 19-12 30-15 11-4 23-6 35-6 9 0 19 1 27 2s16 4 24 7c0 0 1 0 1-1 1 0 1 0 2-1 1 0 1-1 2-1 1-1 3-3 5-4h12zm-42 27c-3-2-6-4-8-5s-5-3-8-4-6-1-9-2c-3 0-6 0-10 0-13 0-24 3-34 11-10 7-19 17-26 29s-12 25-16 39c-4 15-6 29-6 44 0 9 1 17 3 24s5 12 9 16c3 5 7 8 11 10s9 3 14 3 10-1 15-3 10-4 14-7c5-3 10-6 14-10s9-8 13-12z">
          <text:p/>
        </draw:path>
        <draw:path draw:style-name="gr26" draw:text-style-name="P7" draw:layer="layout" svg:width="0.333cm" svg:height="0.688cm" svg:x="22.71cm" svg:y="7.292cm" svg:viewBox="0 0 334 689" svg:d="m102 473c4 14 13 26 26 35s29 14 47 14c27 0 49-12 64-36 16-24 24-57 24-97 0-42-8-75-23-101s-37-44-66-53h-1-1c-1 0-4 1-8 3-18 8-33 12-42 12-7 0-12-2-16-6-3-4-5-9-5-17 0-7 2-13 5-16 4-3 10-4 18-4 6 0 20 3 40 11l12 4h1c17-7 30-19 38-35s12-37 12-62c0-32-7-58-21-78-15-19-34-28-59-28-29 0-50 11-63 34s-20 61-20 114v522h-64v-449c0-77 14-136 41-178s67-62 118-62c40 0 73 11 98 32 26 21 38 49 38 83 0 24-9 46-26 65s-43 34-77 45l-6 2 6 2c47 12 82 30 106 55s36 56 36 93c0 47-14 86-43 116-28 30-63 46-106 46-27 0-50-7-68-19s-28-28-31-47z">
          <text:p/>
        </draw:path>
        <draw:path draw:style-name="gr26" draw:text-style-name="P4" draw:layer="layout" svg:width="0.495cm" svg:height="1.343cm" svg:x="23.859cm" svg:y="8.209cm" svg:viewBox="0 0 496 1344" svg:d="m349 339 42 10-3 17h-107l11-59c-21 22-41 39-60 50-19 11-38 17-56 17-14 0-27-3-39-8-13-6-23-14-32-24-9-11-16-24-21-40-6-16-8-34-8-55 0-22 2-43 7-63 5-21 12-41 20-59s20-35 33-50c12-16 26-29 42-40 15-11 32-19 50-26s38-9 58-9c16 0 31 1 45 4s27 7 40 12c1-1 2-1 3-2 0 0 1-1 2-2s2-1 4-3c2-1 5-3 8-6h20zm-70 45c-5-3-9-6-13-8-5-2-9-4-14-6s-9-2-14-3c-6-1-11-1-18-1-21 0-40 6-57 19s-31 29-43 48c-11 20-20 42-27 67-6 25-9 49-9 73 0 16 2 30 5 41 4 11 8 21 14 28 6 7 12 12 19 16s16 5 24 5c8 0 16-2 24-5 9-3 17-7 24-12 8-5 16-10 23-16s15-13 21-20zm-297 342v-37h496v37zm-101 728h-308v-56c25-24 48-45 69-64s40-36 57-52 32-32 45-47c12-15 23-31 31-47 8-16 15-33 19-52s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4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17" draw:text-style-name="P1" draw:layer="Pyramide" svg:width="4.171cm" svg:height="7.527cm" svg:x="2.019cm" svg:y="10.738cm" svg:viewBox="0 0 4172 7528" draw:points="4172,7528 2490,0 0,3473">
          <text:p/>
        </draw:polygon>
        <draw:polygon draw:style-name="gr5" draw:text-style-name="P1" draw:layer="Pyramide" svg:width="8.298cm" svg:height="15.674cm" svg:x="2.019cm" svg:y="2.591cm" svg:viewBox="0 0 8299 15675" draw:points="4172,15675 0,11642 8299,0">
          <text:p/>
        </draw:polygon>
        <draw:polygon draw:style-name="gr6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7" draw:text-style-name="P1" draw:layer="Pyramide" svg:width="13.54cm" svg:height="15.674cm" svg:x="6.192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1" draw:layer="layout" svg:x1="4.509cm" svg:y1="10.738cm" svg:x2="6.191cm" svg:y2="18.266cm">
          <text:p/>
        </draw:line>
        <draw:line draw:style-name="gr4" draw:text-style-name="P1" draw:layer="layout" svg:x1="13.167cm" svg:y1="12.964cm" svg:x2="6.192cm" svg:y2="18.266cm">
          <text:p/>
        </draw:line>
        <draw:g>
          <draw:g>
            <draw:line draw:style-name="gr12" draw:text-style-name="P3" draw:layer="layout" svg:x1="2.797cm" svg:y1="17.155cm" svg:x2="3.661cm" svg:y2="16.003cm">
              <text:p/>
            </draw:line>
            <draw:circle draw:style-name="gr11" draw:text-style-name="P1" draw:layer="layout" svg:width="1.222cm" svg:height="1.221cm" svg:x="2.089cm" svg:y="16.645cm">
              <text:p/>
            </draw:circle>
          </draw:g>
          <draw:path draw:style-name="gr13" draw:text-style-name="P1" draw:layer="layout" svg:width="0.335cm" svg:height="0.373cm" svg:x="2.534cm" svg:y="17.066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71 45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circle draw:style-name="gr11" draw:text-style-name="P1" draw:layer="layout" svg:width="1.222cm" svg:height="1.221cm" svg:x="6.086cm" svg:y="11.365cm">
            <text:p/>
          </draw:circle>
          <draw:line draw:style-name="gr12" draw:text-style-name="P3" draw:layer="layout" svg:x1="6.269cm" svg:y1="12.217cm" svg:x2="5.09cm" svg:y2="12.899cm">
            <text:p/>
          </draw:line>
          <draw:path draw:style-name="gr13" draw:text-style-name="P1" draw:layer="layout" svg:width="0.613cm" svg:height="0.826cm" svg:x="6.394cm" svg:y="11.629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90 165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1.38cm" svg:x="20.68cm" svg:y="13.46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877cm" svg:height="0.974cm" svg:x="21.907cm" svg:y="13.5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6.917cm" svg:height="4.909cm" svg:x="20.634cm" svg:y="8.033cm">
          <text:p/>
          <draw:enhanced-geometry svg:viewBox="0 0 21600 21600" draw:type="rectangle" draw:enhanced-path="M 0 0 L 21600 0 21600 21600 0 21600 0 0 Z N"/>
        </draw:custom-shape>
        <draw:polygon draw:style-name="gr22" draw:text-style-name="P1" draw:layer="layout" svg:width="3.28cm" svg:height="5.494cm" draw:transform="skewX (-0.000349065850398829) rotate (-2.10853226933435) translate (27.2472644239713cm 11.6266778231014cm)" svg:viewBox="0 0 3281 5495" draw:points="3281,5495 27,0 0,5495">
          <text:p/>
        </draw:polygon>
        <draw:path draw:style-name="gr23" draw:text-style-name="P1" draw:layer="layout" svg:width="1.235cm" svg:height="1.154cm" draw:transform="skewX (0.000872664625997131) rotate (-2.10870680225955) translate (22.4699069708656cm 11.1636517740298cm)" svg:viewBox="0 0 1236 1155" svg:d="m512 0c-118 64-75 58-163 153-109 119-197 258-257 411-59 155-92 325-91 504 0 17-1 34-1 50 0 7 3 13 5 20 4 3 9 9 14 13s13 4 19 4h1194c1 0 3 0 4-1z">
          <text:p/>
        </draw:path>
        <draw:g>
          <draw:path draw:style-name="gr24" draw:text-style-name="P1" draw:layer="layout" svg:width="0.637cm" svg:height="0.714cm" draw:transform="rotate (-2.10835773640915) translate (23.1412728370128cm 9.18017504929043cm)" svg:viewBox="0 0 638 715" svg:d="m638 715c0-9 0-18 0-27 0-373-273-663-638-688v715z">
            <text:p/>
          </draw:path>
          <draw:custom-shape draw:style-name="gr25" draw:text-style-name="P1" draw:layer="layout" svg:width="0.092cm" svg:height="0.092cm" draw:transform="rotate (2.10853226933435) translate (22.611cm 9.2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7" draw:text-style-name="P5" draw:layer="layout" svg:width="0.61cm" svg:height="0.817cm" svg:x="24.825cm" svg:y="9.214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89 160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  <draw:path draw:style-name="gr26" draw:text-style-name="P5" draw:layer="layout" svg:width="0.331cm" svg:height="0.372cm" svg:x="23.743cm" svg:y="11.986cm" svg:viewBox="0 0 332 373" svg:d="m273 338 42 10-3 17h-107l11-59c-21 22-41 39-60 50s-38 17-56 17c-14 0-27-3-39-8-13-6-23-14-32-24-9-11-16-24-21-40s-8-34-8-55 2-42 7-63 12-40 21-58 19-35 32-51 26-28 41-39 33-20 51-26 37-9 57-9c17 0 32 1 46 4s27 7 40 12c0-1 1-1 2-2s2-1 3-2 2-2 3-3c3-1 6-3 9-6h20zm-70 45c-5-3-9-6-14-8-4-3-8-4-13-6s-9-3-15-3-11-1-17-1c-21 0-40 6-57 19s-31 28-43 48c-11 20-20 42-27 67s-9 48-9 73c0 16 2 29 5 40s8 21 14 28 12 12 19 16c8 3 15 5 23 5 9 0 17-2 25-5s16-7 24-11 16-11 23-17c8-7 14-13 21-20z">
          <text:p/>
        </draw:path>
        <draw:path draw:style-name="gr26" draw:text-style-name="P7" draw:layer="layout" svg:width="0.332cm" svg:height="0.687cm" svg:x="21.435cm" svg:y="10.849cm" svg:viewBox="0 0 333 688" svg:d="m102 472c4 14 13 26 26 35 14 10 29 14 47 14 27 0 49-12 64-36 16-24 24-56 24-97s-8-75-23-101-37-43-67-53v0h-1c-1 1-4 2-8 3-18 8-33 13-43 13-6 0-12-2-15-6-4-4-5-10-5-18 0-7 1-12 5-15s10-5 18-5c6 0 20 4 40 11l12 5v0c18-8 30-19 39-35 8-16 12-37 12-62 0-33-7-59-22-78-14-19-34-28-58-28-29 0-50 11-63 34s-20 61-20 114v521h-64v-449c0-76 14-135 41-177 28-41 67-62 118-62 40 0 73 11 98 32s38 48 38 83c0 24-9 46-27 65-17 18-43 33-76 45l-6 2 6 1c47 12 82 30 106 55s35 56 35 93c0 47-14 86-42 116s-64 46-106 46c-27 0-50-7-68-19s-28-28-31-47z">
          <text:p/>
        </draw:path>
        <draw:g>
          <draw:polygon draw:style-name="gr18" draw:text-style-name="P1" draw:layer="layout" svg:width="0.864cm" svg:height="1.135cm" draw:transform="skewX (0.0015707963267948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19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0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</draw:page>
      <draw:page draw:name="page5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28" draw:text-style-name="P1" draw:layer="Pyramide" svg:width="5.808cm" svg:height="7.527cm" svg:x="4.509cm" svg:y="10.738cm" svg:viewBox="0 0 5809 7528" draw:points="1682,7528 0,0 5809,4386">
          <text:p/>
        </draw:polygon>
        <draw:polygon draw:style-name="gr19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<text:p/>
        </draw:polygon>
        <draw:polygon draw:style-name="gr5" draw:text-style-name="P1" draw:layer="Pyramide" svg:width="8.298cm" svg:height="15.674cm" svg:x="2.019cm" svg:y="2.591cm" svg:viewBox="0 0 8299 15675" draw:points="4172,15675 0,11642 8299,0">
          <text:p/>
        </draw:polygon>
        <draw:polygon draw:style-name="gr6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7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g>
          <draw:g>
            <draw:polygon draw:style-name="gr18" draw:text-style-name="P1" draw:layer="layout" svg:width="1.247cm" svg:height="1.495cm" svg:x="4.509cm" svg:y="10.738cm" svg:viewBox="0 0 1248 1496" draw:points="0,0 340,1496 377,1496 432,1496 526,1486 649,1463 762,1429 865,1383 975,1316 1080,1224 1164,1117 1214,1032 1248,942">
              <text:p/>
            </draw:polygon>
            <draw:path draw:style-name="gr19" draw:text-style-name="P1" draw:layer="layout" svg:width="1.011cm" svg:height="0.365cm" draw:transform="rotate (0.234397718542838) translate (4.77282869431063cm 11.9150073027347cm)" svg:viewBox="0 0 1012 366" svg:d="m0 328c748 179 1012-328 1012-328">
              <text:p/>
            </draw:path>
          </draw:g>
          <draw:frame draw:style-name="gr29" draw:text-style-name="P8" draw:layer="Pyramide" svg:width="1.522cm" svg:height="1.439cm" draw:transform="rotate (0.44924774946334) translate (4.153cm 11.379cm)">
            <draw:image xlink:href="Pictures/2000000F000003AB00000378662F2AB5.svm" xlink:type="simple" xlink:show="embed" xlink:actuate="onLoad">
              <text:p/>
            </draw:image>
          </draw:frame>
        </draw:g>
        <draw:g>
          <draw:line draw:style-name="gr12" draw:text-style-name="P3" draw:layer="layout" svg:x1="10.579cm" svg:y1="16.995cm" svg:x2="8.824cm" svg:y2="16.385cm">
            <text:p/>
          </draw:line>
          <draw:ellipse draw:style-name="gr11" draw:text-style-name="P1" draw:layer="layout" svg:width="1.756cm" svg:height="1.754cm" svg:x="9.701cm" svg:y="16.092cm">
            <text:p/>
          </draw:ellipse>
          <draw:path draw:style-name="gr21" draw:text-style-name="P1" draw:layer="layout" svg:width="0.526cm" svg:height="1.519cm" svg:x="10.326cm" svg:y="16.226cm" svg:viewBox="0 0 527 1520" svg:d="m0 792h527v-39h-527zm350-571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123 1073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1" draw:text-style-name="P1" draw:layer="layout" svg:width="1.222cm" svg:height="1.221cm" svg:x="2.807cm" svg:y="11.93cm">
            <text:p/>
          </draw:circle>
          <draw:line draw:style-name="gr12" draw:text-style-name="P3" draw:layer="layout" svg:x1="3.846cm" svg:y1="12.782cm" svg:x2="5.025cm" svg:y2="13.464cm">
            <text:p/>
          </draw:line>
          <draw:path draw:style-name="gr13" draw:text-style-name="P1" draw:layer="layout" svg:width="0.613cm" svg:height="0.826cm" svg:x="3.107cm" svg:y="12.1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90 165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3.166cm" svg:x="20.68cm" svg:y="15.16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239cm" svg:height="2.92cm" svg:x="21.059cm" svg:y="15.2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layer="layout" svg:width="6.917cm" svg:height="10.873cm" svg:x="20.68cm" svg:y="3.533cm">
          <text:p/>
          <draw:enhanced-geometry svg:viewBox="0 0 21600 21600" draw:type="rectangle" draw:enhanced-path="M 0 0 L 21600 0 21600 21600 0 21600 0 0 Z N"/>
        </draw:custom-shape>
        <draw:polygon draw:style-name="gr22" draw:text-style-name="P1" draw:layer="layout" svg:width="5.196cm" svg:height="7.518cm" svg:x="21.195cm" svg:y="4.515cm" svg:viewBox="0 0 5197 7519" draw:points="0,7519 5156,0 5197,7519">
          <text:p/>
        </draw:polygon>
        <draw:path draw:style-name="gr23" draw:text-style-name="P1" draw:layer="layout" svg:width="1.885cm" svg:height="1.139cm" draw:transform="skewX (-0.000523598775598274) rotate (-2.16857159560295) translate (27.2809497916936cm 5.15630930282608cm)" svg:viewBox="0 0 1886 1140" svg:d="m1603 0c20 61 0 0 143 237 90 236 141 494 140 768 0 26 1 53 0 79-2 9-4 19-9 28-4 7-11 13-21 20s-18 7-27 7h-1822c-3 1-5 1-7 1z">
          <text:p/>
        </draw:path>
        <draw:g>
          <draw:path draw:style-name="gr24" draw:text-style-name="P1" draw:layer="layout" svg:width="0.789cm" svg:height="0.884cm" svg:x="25.602cm" svg:y="11.148cm" svg:viewBox="0 0 790 885" svg:d="m1 885c-1-11-1-22-1-33 0-462 338-821 790-852v885z">
            <text:p/>
          </draw:path>
          <draw:custom-shape draw:style-name="gr25" draw:text-style-name="P1" draw:layer="layout" svg:width="0.114cm" svg:height="0.114cm" svg:x="26.01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7" draw:layer="layout" svg:width="0.47cm" svg:height="0.362cm" svg:x="25.678cm" svg:y="5.709cm" svg:viewBox="0 0 471 363" svg:d="m317 17v-17c49 4 87 22 114 54 26 31 40 75 40 130 0 53-13 96-39 129s-59 50-99 50c-24 0-44-8-59-23-16-16-28-40-37-72l-2-7-2 7c-8 32-20 56-36 72-16 15-35 23-59 23-41 0-74-16-100-49-25-33-38-76-38-130 0-55 13-99 40-130 27-32 65-50 115-54v17c-31 2-53 15-66 37s-20 61-20 114c0 63 6 108 18 135 11 27 31 40 58 40 22 0 40-10 52-30 13-20 19-48 19-84 0-18-2-41-7-70s-8-49-8-60c0-12 3-21 9-27s14-10 25-10 20 3 26 10 9 15 9 27c0 11-3 32-8 61s-7 52-7 70c0 35 6 63 19 83s30 30 53 30c26 0 45-13 57-40s18-69 18-128c0-57-7-98-20-120-13-23-34-36-65-38z">
          <text:p/>
        </draw:path>
        <draw:path draw:style-name="gr26" draw:text-style-name="P5" draw:layer="layout" svg:width="0.522cm" svg:height="1.516cm" svg:x="23.666cm" svg:y="12.229cm" svg:viewBox="0 0 523 1517" svg:d="m347 182c0-3 0-7 1-13s2-12 3-18 2-12 3-18c0-6 1-10 2-14l16-93-58-9 3-17h122l-90 512 42 10-3 17h-107l11-59c-21 22-41 39-60 50s-38 17-56 17c-15 0-28-3-40-9-13-6-23-14-32-25s-16-24-20-40-8-34-8-54c0-22 3-43 7-64s12-40 21-58 19-35 31-50 27-28 42-39c16-11 32-19 51-25 18-7 37-10 57-10 12 0 24 1 34 3s19 3 28 6zm-9 40c-9-6-18-11-27-14s-20-5-34-5c-13 0-26 3-38 9-11 6-22 13-32 23s-19 22-27 36c-8 13-15 27-20 43-6 15-10 31-13 48-3 16-4 32-4 48s2 30 5 41c4 11 8 21 14 28s12 12 19 16 15 5 23 5c14 0 29-5 46-14s32-22 47-39zm-297 343v-37h523v37zm-102 727h-308v-56c25-23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draw:path draw:style-name="gr27" draw:text-style-name="P5" draw:layer="layout" svg:width="0.61cm" svg:height="0.817cm" svg:x="23.001cm" svg:y="7.308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89 160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</draw:page>
      <draw:page draw:name="page6" draw:style-name="dp1" draw:master-page-name="Standard">
        <draw:g>
          <draw:polygon draw:style-name="gr30" draw:text-style-name="P1" draw:layer="Pyramide" svg:width="11.146cm" svg:height="11.641cm" svg:x="2.019cm" svg:y="2.591cm" svg:viewBox="0 0 11147 11642" draw:points="11147,10373 0,11642 8299,0">
            <text:p/>
          </draw:polygon>
          <draw:polygon draw:style-name="gr31" draw:text-style-name="P1" draw:layer="Pyramide" svg:width="17.712cm" svg:height="5.301cm" svg:x="2.019cm" svg:y="12.964cm" svg:viewBox="0 0 17713 5302" draw:points="0,1269 4167,5302 17713,3164 11147,0">
            <text:p/>
          </draw:polygon>
          <draw:line draw:style-name="gr32" draw:text-style-name="P1" draw:layer="Pyramide" svg:x1="2.019cm" svg:y1="14.233cm" svg:x2="19.732cm" svg:y2="16.142cm">
            <text:p/>
          </draw:line>
          <draw:line draw:style-name="gr4" draw:text-style-name="P3" draw:layer="Pyramide" svg:x1="4.03cm" svg:y1="16.141cm" svg:x2="10.319cm" svg:y2="15.119cm">
            <text:p/>
          </draw:line>
          <draw:polygon draw:style-name="gr28" draw:text-style-name="P1" draw:layer="Pyramide" svg:width="5.808cm" svg:height="7.527cm" svg:x="4.509cm" svg:y="10.738cm" svg:viewBox="0 0 5809 7528" draw:points="1682,7528 0,0 5809,4386">
            <text:p/>
          </draw:polygon>
          <draw:polygon draw:style-name="gr33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  <text:p/>
          </draw:polygon>
          <draw:polygon draw:style-name="gr5" draw:text-style-name="P1" draw:layer="Pyramide" svg:width="8.298cm" svg:height="15.674cm" svg:x="2.019cm" svg:y="2.591cm" svg:viewBox="0 0 8299 15675" draw:points="4172,15675 0,11642 8299,0">
            <text:p/>
          </draw:polygon>
          <draw:polygon draw:style-name="gr34" draw:text-style-name="P1" draw:layer="Pyramide" svg:width="9.413cm" svg:height="13.549cm" svg:x="10.318cm" svg:y="2.591cm" svg:viewBox="0 0 9414 13550" draw:points="9414,13550 2817,10373 0,0">
            <text:p/>
          </draw:polygon>
          <draw:polygon draw:style-name="gr7" draw:text-style-name="P1" draw:layer="Pyramide" svg:width="13.54cm" svg:height="15.674cm" svg:x="6.191cm" svg:y="2.591cm" svg:viewBox="0 0 13541 15675" draw:points="13541,13550 0,15675 4127,0">
            <text:p/>
          </draw:polygon>
          <draw:line draw:style-name="gr32" draw:text-style-name="P1" draw:layer="Pyramide" svg:x1="10.318cm" svg:y1="15.119cm" svg:x2="10.318cm" svg:y2="2.591cm">
            <text:p/>
          </draw:line>
        </draw:g>
        <draw:line draw:style-name="gr4" draw:text-style-name="P3" draw:layer="layout" svg:x1="4.029cm" svg:y1="16.141cm" svg:x2="10.318cm" svg:y2="2.591cm">
          <text:p/>
        </draw:line>
        <draw:g>
          <draw:circle draw:style-name="gr11" draw:text-style-name="P1" draw:layer="layout" svg:width="1.222cm" svg:height="1.221cm" svg:x="10.904cm" svg:y="8.186cm">
            <text:p/>
          </draw:circle>
          <draw:line draw:style-name="gr12" draw:text-style-name="P3" draw:layer="layout" svg:x1="11.526cm" svg:y1="8.913cm" svg:x2="10.421cm" svg:y2="10.404cm">
            <text:p/>
          </draw:line>
          <draw:path draw:style-name="gr13" draw:text-style-name="P1" draw:layer="layout" svg:width="0.327cm" svg:height="0.538cm" svg:x="11.355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2" draw:text-style-name="P3" draw:layer="layout" svg:x1="5.618cm" svg:y1="8.308cm" svg:x2="7.054cm" svg:y2="9.229cm">
            <text:p/>
          </draw:line>
          <draw:circle draw:style-name="gr11" draw:text-style-name="P1" draw:layer="layout" svg:width="1.222cm" svg:height="1.221cm" svg:x="5.069cm" svg:y="7.726cm">
            <text:p/>
          </draw:circle>
          <draw:path draw:style-name="gr13" draw:text-style-name="P1" draw:layer="layout" svg:width="0.61cm" svg:height="0.728cm" svg:x="5.368cm" svg:y="8.0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575 169 26 6-2 10h-64l6-35c-13 13-25 23-37 30-11 7-22 10-33 10-9 0-17-2-24-5-8-3-14-8-20-14-5-7-9-15-13-24s-4-21-4-33c0-13 1-26 4-39 3-12 7-24 13-35 5-11 11-21 19-30s16-17 26-24 19-12 30-15 23-6 35-6c10 0 19 1 28 2s16 4 24 8c0-1 1-1 2-2l1-1c1-1 1-1 2-1 2-1 3-3 5-4h12zm-42 27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custom-shape draw:style-name="gr1" draw:text-style-name="P1" draw:layer="layout" svg:width="6.917cm" svg:height="1.38cm" svg:x="20.679cm" svg:y="14.001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3.877cm" svg:height="0.974cm" svg:x="21.906cm" svg:y="14.12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custom-shape draw:style-name="gr1" draw:text-style-name="P1" draw:layer="layout" svg:width="6.917cm" svg:height="3.166cm" svg:x="20.679cm" svg:y="15.769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3.239cm" svg:height="2.92cm" svg:x="21.058cm" svg:y="15.84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6.917cm" svg:height="2.264cm" svg:x="20.677cm" svg:y="5.435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3.192cm" svg:height="1.944cm" svg:x="21.079cm" svg:y="5.59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6.917cm" svg:height="2.873cm" svg:x="20.676cm" svg:y="2.177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4.63cm" svg:height="2.213cm" svg:x="21.956cm" svg:y="2.73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1" draw:text-style-name="P1" draw:layer="layout" svg:width="6.917cm" svg:height="2.873cm" svg:x="20.677cm" svg:y="8.085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4.433cm" svg:height="2.213cm" svg:x="22.167cm" svg:y="8.539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6.917cm" svg:height="2.272cm" svg:x="20.678cm" svg:y="11.343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3.09cm" svg:height="1.947cm" svg:x="21.165cm" svg:y="11.46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12" draw:text-style-name="P3" draw:layer="Pyramide" svg:x1="10.579cm" svg:y1="16.995cm" svg:x2="8.824cm" svg:y2="16.385cm">
            <text:p/>
          </draw:line>
          <draw:ellipse draw:style-name="gr11" draw:text-style-name="P1" draw:layer="layout" svg:width="1.756cm" svg:height="1.754cm" svg:x="9.701cm" svg:y="16.092cm">
            <text:p/>
          </draw:ellipse>
          <draw:path draw:style-name="gr21" draw:text-style-name="P1" draw:layer="layout" svg:width="0.526cm" svg:height="1.519cm" svg:x="10.326cm" svg:y="16.226cm" svg:viewBox="0 0 527 1520" svg:d="m0 792h527v-39h-527zm350-571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123 1073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1" draw:text-style-name="P1" draw:layer="layout" svg:width="1.222cm" svg:height="1.221cm" svg:x="2.807cm" svg:y="11.53cm">
            <text:p/>
          </draw:circle>
          <draw:line draw:style-name="gr12" draw:text-style-name="P3" draw:layer="Pyramide" svg:x1="3.846cm" svg:y1="12.382cm" svg:x2="5.025cm" svg:y2="13.064cm">
            <text:p/>
          </draw:line>
          <draw:path draw:style-name="gr13" draw:text-style-name="P1" draw:layer="layout" svg:width="0.613cm" svg:height="0.826cm" svg:x="3.107cm" svg:y="11.7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90 165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2" draw:text-style-name="P3" draw:layer="Pyramide" svg:x1="7.925cm" svg:y1="4.084cm" svg:x2="8.231cm" svg:y2="5.488cm">
            <text:p/>
          </draw:line>
          <draw:circle draw:style-name="gr11" draw:text-style-name="P1" draw:layer="layout" svg:width="1.222cm" svg:height="1.221cm" svg:x="7.311cm" svg:y="3.407cm">
            <text:p/>
          </draw:circle>
          <draw:path draw:style-name="gr13" draw:text-style-name="P1" draw:layer="layout" svg:width="0.364cm" svg:height="0.504cm" svg:x="7.742cm" svg:y="3.818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2" draw:text-style-name="P3" draw:layer="layout" svg:x1="13.438cm" svg:y1="18.521cm" svg:x2="12.574cm" svg:y2="17.369cm">
              <text:p/>
            </draw:line>
            <draw:circle draw:style-name="gr11" draw:text-style-name="P1" draw:layer="layout" svg:width="1.222cm" svg:height="1.221cm" svg:x="12.924cm" svg:y="18.011cm">
              <text:p/>
            </draw:circle>
          </draw:g>
          <draw:path draw:style-name="gr13" draw:text-style-name="P1" draw:layer="layout" svg:width="0.335cm" svg:height="0.373cm" svg:x="13.365cm" svg:y="18.4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71 45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18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19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0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18" draw:text-style-name="P1" draw:layer="layout" svg:width="0.864cm" svg:height="1.135cm" draw:transform="skewX (0.0015707963267948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19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0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18" draw:text-style-name="P1" draw:layer="layout" svg:width="1.247cm" svg:height="1.495cm" svg:x="4.509cm" svg:y="10.739cm" svg:viewBox="0 0 1248 1496" draw:points="0,0 340,1496 377,1496 432,1496 526,1486 649,1463 762,1429 865,1383 975,1316 1080,1224 1164,1117 1214,1032 1248,942">
              <text:p/>
            </draw:polygon>
            <draw:path draw:style-name="gr19" draw:text-style-name="P1" draw:layer="layout" svg:width="1.011cm" svg:height="0.365cm" draw:transform="rotate (0.234397718542838) translate (4.77282869431063cm 11.9160073027347cm)" svg:viewBox="0 0 1012 366" svg:d="m0 328c748 179 1012-328 1012-328">
              <text:p/>
            </draw:path>
          </draw:g>
          <draw:frame draw:style-name="gr29" draw:text-style-name="P8" draw:layer="layout" svg:width="1.522cm" svg:height="1.439cm" draw:transform="rotate (0.44924774946334) translate (4.153cm 11.38cm)">
            <draw:image xlink:href="Pictures/2000000F000003AB00000378662F2AB5.svm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6.917cm" svg:height="1.462cm" svg:x="20.676cm" svg:y="0.306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6.994cm" svg:height="1.361cm" svg:x="20.63cm" svg:y="0.33cm">
            <draw:text-box>
              <text:p><text:span text:style-name="T1">Gerade Pyramide mit quadratischem Grundriss</text:span></text:p>
            </draw:text-box>
          </draw:frame>
        </draw:g>
        <draw:custom-shape draw:style-name="gr1" draw:text-style-name="P1" draw:layer="layout" svg:width="19.728cm" svg:height="1.462cm" svg:x="0.477cm" svg:y="0.306cm">
          <text:p/>
          <draw:enhanced-geometry svg:viewBox="0 0 21600 21600" draw:type="rectangle" draw:enhanced-path="M 0 0 L 21600 0 21600 21600 0 21600 0 0 Z N"/>
        </draw:custom-shape>
        <draw:frame draw:style-name="gr36" draw:layer="layout" svg:width="16.135cm" svg:height="1.361cm" svg:x="2.747cm" svg:y="0.399cm">
          <draw:text-box>
            <text:p><text:span text:style-name="T1">Ermittlung und Darstellung des Winkels</text:span><text:span text:style-name="T6"> </text:span><text:span text:style-name="T7">ω</text:span><text:span text:style-name="T1"> am Grat der Pyramide</text:span></text:p>
            <text:p><text:span text:style-name="T1">Veranschaulichung der Lage (der Ebene) des Wink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M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6.981cm"/>
    </style:style>
    <style:style style:name="MP1" style:family="paragraph">
      <style:paragraph-properties fo:text-align="center"/>
    </style:style>
    <style:style style:name="MP2" style:family="paragraph"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  <draw:layer draw:name="Ebene5"/>
    </draw:layer-set>
    <style:master-page style:name="Standard" style:page-layout-name="PM0" draw:style-name="Mdp1">
      <draw:rect draw:style-name="Mgr1" draw:text-style-name="MP1" draw:layer="backgroundobjects" svg:width="28cm" svg:height="21cm" svg:x="0cm" svg:y="0cm">
        <text:p/>
      </draw:rect>
      <draw:custom-shape draw:style-name="Mgr2" draw:text-style-name="MP1" draw:layer="backgroundobjects" svg:width="6.917cm" svg:height="1.612cm" svg:x="20.68cm" svg:y="19.261cm">
        <text:p/>
        <draw:enhanced-geometry svg:viewBox="0 0 21600 21600" draw:type="rectangle" draw:enhanced-path="M 0 0 L 21600 0 21600 21600 0 21600 0 0 Z N"/>
      </draw:custom-shape>
      <draw:frame draw:style-name="Mgr3" draw:text-style-name="MP2" draw:layer="backgroundobjects" svg:width="7.018cm" svg:height="1.854cm" svg:x="20.557cm" svg:y="19.214cm">
        <draw:text-box>
          <text:p><text:span text:style-name="MT1">Winkel am Grat einer</text:span><text:span text:style-name="MT2"> </text:span><text:span text:style-name="MT3">geraden</text:span><text:span text:style-name="MT2"> </text:span><text:span text:style-name="MT1">Pyramide</text:span><text:span text:style-name="MT2"> </text:span><text:span text:style-name="MT3">mit quadratischem Grundriss,</text:span><text:span text:style-name="MT2"> </text:span><text:span text:style-name="MT3">rechnerisch ermittelt </text:span></text:p>
          <text:p><text:span text:style-name="MT1">Norbert Reschke</text:span></text:p>
          <text:p><text:span text:style-name="MT3">Dez. 88; Jun. 93; Dez. 97; Aug. 10</text:span><text:span text:style-name="MT2">, </text:span><text:span text:style-name="MT3">zuletzt geändert am </text:span><text:span text:style-name="MT3"><text:date style:data-style-name="D1" text:date-value="2012-03-04">04.03.12</text:dat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4T15:09:59</dc:date>
    <meta:generator>LibreOffice/3.4$Unix LibreOffice_project/340m1$Build-502</meta:generator>
    <meta:editing-duration>PT8H4M33S</meta:editing-duration>
    <meta:editing-cycles>39</meta:editing-cycles>
    <meta:document-statistic meta:object-count="283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1/content.xml><?xml version="1.0" encoding="utf-8"?>
<math xmlns="http://www.w3.org/1998/Math/MathML">
  <semantics>
    <mrow>
      <mrow>
        <mi>g</mi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bsup>
                <mi>h</mi>
                <mrow>
                  <mi>a</mi>
                </mrow>
                <mrow>
                  <mn>2</mn>
                </mrow>
              </msubsup>
            </mrow>
          </mrow>
        </msqrt>
      </mrow>
    </mrow>
    <annotation encoding="StarMath 5.0">g = sqrt{left ({a} over {2}right )^2 + h_{a}^{2}}</annotation>
  </semantics>
</math>
</file>

<file path=Object 12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13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5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3/content.xml><?xml version="1.0" encoding="utf-8"?>
<math xmlns="http://www.w3.org/1998/Math/MathML">
  <semantics>
    <mrow>
      <mrow>
        <mi>g</mi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bsup>
                <mi>h</mi>
                <mrow>
                  <mi>a</mi>
                </mrow>
                <mrow>
                  <mn>2</mn>
                </mrow>
              </msubsup>
            </mrow>
          </mrow>
        </msqrt>
      </mrow>
    </mrow>
    <annotation encoding="StarMath 5.0">g = sqrt{left ({a} over {2}right )^2 + h_{a}^{2}}</annotation>
  </semantics>
</math>
</file>

<file path=Object 4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5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6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7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8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

<file path=Object 9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